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4860c42" officeooo:paragraph-rsid="0486a325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486a325" officeooo:paragraph-rsid="0486a325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487f04a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895562" officeooo:paragraph-rsid="04895562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8ce432" officeooo:paragraph-rsid="048ce432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48a5c29" officeooo:paragraph-rsid="04645d1a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fo:font-weight="normal" officeooo:rsid="0491e541" officeooo:paragraph-rsid="0491e541" style:font-weight-asian="normal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b1174" style:font-weight-asian="bold" style:font-weight-complex="bold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493853d" officeooo:paragraph-rsid="0493853d"/>
    </style:style>
    <style:style style:name="P19" style:family="paragraph" style:parent-style-name="Heading_20_1">
      <style:text-properties officeooo:rsid="046258e7" officeooo:paragraph-rsid="046258e7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7f04a" style:font-style-asian="italic" style:font-style-complex="italic"/>
    </style:style>
    <style:style style:name="T6" style:family="text">
      <style:text-properties officeooo:rsid="0478528b"/>
    </style:style>
    <style:style style:name="T7" style:family="text">
      <style:text-properties officeooo:rsid="0484c2df"/>
    </style:style>
    <style:style style:name="T8" style:family="text">
      <style:text-properties officeooo:rsid="0484f11a"/>
    </style:style>
    <style:style style:name="T9" style:family="text">
      <style:text-properties officeooo:rsid="0486a325"/>
    </style:style>
    <style:style style:name="T10" style:family="text">
      <style:text-properties officeooo:rsid="0487132b"/>
    </style:style>
    <style:style style:name="T11" style:family="text">
      <style:text-properties officeooo:rsid="0487f04a"/>
    </style:style>
    <style:style style:name="T12" style:family="text">
      <style:text-properties officeooo:rsid="048e21f9"/>
    </style:style>
    <style:style style:name="T13" style:family="text">
      <style:text-properties officeooo:rsid="0493853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officeooo:rsid="0493853d"/>
    </style:style>
    <style:style style:name="T17" style:family="text">
      <style:text-properties officeooo:rsid="0498327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פרוייקט: <text:span text:style-name="T7">תרומה למערכות קוד פתוח</text:span></text:h>
      <text:p text:style-name="P4">מערכות קוד פתוח מאפשרות לכל מתכנת <text:span text:style-name="T8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3440345306" text:style-name="L1">
        <text:list-item>
          <text:p text:style-name="P8">להוריד קוד של תוכנת קוד-פתוח כלשהי, <text:span text:style-name="T9">ולבנות אותו על המחשב שלכם. יש כמה תוכנות לבחירה – ראו בהמשך.</text:span></text:p>
        </text:list-item>
        <text:list-item>
          <text:p text:style-name="P9">להצטרף לקהילת המפתחים ולברר איזה שיפורים ותוספות הם מוכנים להכניס למערכת.</text:p>
        </text:list-item>
        <text:list-item>
          <text:p text:style-name="P9">אפשר לבחור מבין כמה מערכות ושיפורים:</text:p>
          <text:list>
            <text:list-item>
              <text:p text:style-name="P18">ספריית <text:span text:style-name="T14">networkx <text:s/>- רשתות וגרפים ב</text:span>פייתון <text:span text:style-name="T14">(</text:span><text:a xlink:type="simple" xlink:href="https://networkx.github.io/documentation/stable/developer/index.html" text:style-name="Internet_20_link" text:visited-style-name="Visited_20_Internet_20_Link">https://networkx.github.io/documentation/stable/developer/index.html</text:a><text:span text:style-name="T14">). </text:span><text:span text:style-name="T15">הרחבה אפשרית</text:span><text:span text:style-name="T14">: <text:s/>הוספת אלגוריתמים שונים בגרפים ורשתות.</text:span></text:p>
            </text:list-item>
            <text:list-item>
              <text:p text:style-name="P9"><text:span text:style-name="T13">גאוגברה</text:span> (<text:a xlink:type="simple" xlink:href="https://dev.geogebra.org/trac" text:style-name="Internet_20_link" text:visited-style-name="Visited_20_Internet_20_Link">https://dev.geogebra.org/trac</text:a>)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10">: </text:span>הוספת אלגוריתמים שונים בגיאומטריה חישובית.</text:p>
            </text:list-item>
            <text:list-item>
              <text:p text:style-name="P9">כנסת פתוחה (<text:a xlink:type="simple" xlink:href="https://github.com/hasadna/Open-Knesset" text:style-name="Internet_20_link" text:visited-style-name="Visited_20_Internet_20_Link">https://github.com/hasadna/Open-Knesset</text:a> ) – מערכת לשיתוף הציבור בפעילות הכנסת. <text:span text:style-name="T3">הרחבה אפשרית: </text:span>בניית ממשק שיאפשר לאנשי-ציבור לקבל בקלות משוב מהבוחרים על עניינים שעל סדר היום.</text:p>
            </text:list-item>
            <text:list-item>
              <text:p text:style-name="P10"><text:span text:style-name="T11">סימפי ( </text:span><text:a xlink:type="simple" xlink:href="https://github.com/sympy/sympy" text:style-name="Internet_20_link" text:visited-style-name="Visited_20_Internet_20_Link"><text:span text:style-name="T11">https://github.com/sympy/sympy</text:span></text:a><text:span text:style-name="T11"> ) – ספריית החישובים הסימבוליים של פייתון. </text:span><text:span text:style-name="T4">ה</text:span><text:span text:style-name="T5">רחבה אפשרית</text:span><text:span text:style-name="T11">: <text:s/>הוספת אפשרות לפתרון בעיות מורכבות.</text:span></text:p>
            </text:list-item>
            <text:list-item>
              <text:p text:style-name="P11">טק-סטודיו ( <text:a xlink:type="simple" xlink:href="https://github.com/texstudio-org/texstudio" text:style-name="Internet_20_link" text:visited-style-name="Visited_20_Internet_20_Link">https://github.com/texstudio-org/texstudio</text:a> ) - תוכנה לעריכת מאמרים מדעיים. <text:span text:style-name="T3">הרחבה אפשרית</text:span>: הוספת מערכת לבדיקת נכונות של משוואות מתימטיות. </text:p>
            </text:list-item>
            <text:list-item>
              <text:p text:style-name="P12">ווייל ( <text:a xlink:type="simple" xlink:href="https://github.com/theneurasthenicrat/whale4" text:style-name="Internet_20_link" text:visited-style-name="Visited_20_Internet_20_Link">https://github.com/theneurasthenicrat/whale4</text:a> ) - תוכנה לעריכת סקרים והצבעות אונליין. <text:span text:style-name="T3">הרחבה אפשרית</text:span>: הוספת כללי בחירה, כגון בחירה ע"פ סדר-עדיפות אקראי.</text:p>
            </text:list-item>
          </text:list>
        </text:list-item>
        <text:list-item>
          <text:p text:style-name="P13">לממש את ההרחבה, להגיש pull request, ולהיות בקשר רציף עם המפתחים עד שההרחבה שלכם נכנסת לקוד הראשי.</text:p>
        </text:list-item>
      </text:list>
      <text:p text:style-name="P5"/>
      <text:p text:style-name="P7">הפרוייקט מיועד לסטודנטים ש-</text:p>
      <text:list xml:id="list60840205" text:style-name="L2">
        <text:list-item>
          <text:p text:style-name="P14">אוהבים לתכנת ולתקן באגים;</text:p>
        </text:list-item>
        <text:list-item>
          <text:p text:style-name="P14">יודעים לתקשר היטב באנגלית, מסוגלים להשתתף בדיונים בקהילת המפתחים;</text:p>
        </text:list-item>
        <text:list-item>
          <text:p text:style-name="P14">מתמידים – לא מתייאשים גם כשהקוד לא מתקבל בפעם הראשונה..</text:p>
        </text:list-item>
      </text:list>
      <text:p text:style-name="P6"/>
      <text:p text:style-name="P17">מה יוצא לכם מזה?</text:p>
      <text:list xml:id="list3080032776" text:style-name="L3">
        <text:list-item>
          <text:p text:style-name="P15">השם שלכם <text:span text:style-name="T17">יירשם ברשימת </text:span>התורמים <text:span text:style-name="T12">למערכת ידועה – תרומה משמעותית לקורות-החיים שלכם.</text:span></text:p>
        </text:list-item>
        <text:list-item>
          <text:p text:style-name="P16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11-02T20:42:13.867000000</dc:date>
    <meta:editing-duration>P8DT9H56M40S</meta:editing-duration>
    <meta:editing-cycles>1070</meta:editing-cycles>
    <meta:document-statistic meta:table-count="0" meta:image-count="0" meta:object-count="0" meta:page-count="1" meta:paragraph-count="22" meta:word-count="263" meta:character-count="1787" meta:non-whitespace-character-count="1547"/>
  </office:meta>
</office:document-meta>
</file>